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DB400001361360E788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wrap="run-through" style:number-wrapped-paragraphs="no-limit" style:vertical-pos="middle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6929in" style:rel-width="100%" svg:height="9.4701in" style:rel-height="scale" draw:z-index="0"><draw:image xlink:href="Pictures/1000000000000DB400001361360E788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2T11:56:04.785830950</meta:creation-date>
    <dc:date>2015-02-02T16:48:04.392256859</dc:date>
    <meta:editing-duration>PT3M34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